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5-2012 16:45-18:00 <text:s text:c="3"/>Hito 1: Entrega de imágenes que verá el usuario</text:p>
      <text:p text:style-name="Standard"/>
      <text:p text:style-name="Standard"><text:s text:c="7"/>Para diseñar las vistas que vería el usuario usamos un proyecto ya creado, y cambiamos dos vistas de actividades parecidas a la principal y la usada para editar los eventos creados. Aunque en un principio pensamos capturar las imágenes del editor de eclipse, tras comprobar que la imagen se ve demasiado pequeña decidimos usar un terminal virtual.</text:p>
      <text:p text:style-name="Standard"><text:s text:c="6"/>Para crear la vista del editor de eventos, como campos para introducir la fecha y hora intentamos poner un Timepicker y un Datepicker, pero nos daba un error en el código xml y no nos dejaba construir la aplicación. Después de una hora intentando solucionarlo y sin conseguirlo, decidimos poner un campo de introducir texto, ya que estas vistas son meramente orientativas. En el diseño final se incluirán un Timepicker y un Datepicker.</text:p>
      <text:p text:style-name="Standard"/>
      <text:p text:style-name="P2">21-5-2012 <text:s text:c="2"/>16:00-17:30</text:p>
      <text:p text:style-name="P1"/>
      <text:p text:style-name="P1"><text:s text:c="5"/><text:span text:style-name="T1">Hemos creado un proyecto nuevo con Android 2.1, y hemos añadido el código para crear la base de datos y la actividad principal usando como referencia el código del tutorial de Notepad, pero <text:s/>nos salen errores que no sabemos como solucionar y no podemos construir el proyecto.</text:span></text:p>
      <text:p text:style-name="P4"/>
      <text:p text:style-name="P2">22-5-2012 <text:s text:c="2"/>18:00-20:00</text:p>
      <text:p text:style-name="P3"/>
      <text:p text:style-name="P4"><text:s text:c="5"/>Después de muchas vueltas hemos conseguido solucionar los problemas que teníamos. La mayoría de lo problemas eran porque no sabíamos usar bien eclipse, otros eran porque intentamos usar código de un ejemplo que usa <text:s/>android 2.3.3 con 2.1. </text:p>
      <text:p text:style-name="P4"><text:s text:c="5"/>Intentamos cambiar la base de datos, añadiendo campos date y time, y modificamos event_edit para intentar guardarlos, pero alguno de los cambios que hacemos provoca que salte una excepción al crear un evento y se cierra la aplicación.</text:p>
      <text:p text:style-name="P2"/>
      <text:p text:style-name="P2">23-5-2012 17:00-20:00</text:p>
      <text:p text:style-name="P4"/>
      <text:p text:style-name="P1"><text:span text:style-name="T1"><text:s text:c="5"/>No conseguimos descubrir qué hace que salte la excepción, <text:s/>así que creamos otro proyecto nuevo <text:s/>usando como referencia el código del tutorial de Notepad, y como no sabemos como guardar los campos de fecha y hora en formato date y time, empezamos poniendolos como strings, y añadimos un datepicker y un timepicker sin que guarden </text:span><text:span text:style-name="T3">nada.</text:span></text:p>
      <text:p text:style-name="P5"/>
      <text:p text:style-name="P2">24-5-2012 10:00-12:00</text:p>
      <text:p text:style-name="P5"/>
      <text:p text:style-name="P5"><text:s text:c="5"/>Nuestra idea original era crear la base de datos con campos date y time para guardar fechar y hora, pero hemos visto que resulta mas sencillo dejarlos como string y convertir los datos recogidos con los picker a string. Implementamos el codigo para recoger hora y fecha en editEvent, hacemos que los eventos salgan ordenados en la vista principal, y muestren titulo, fecha y hora. </text:p>
      <text:p text:style-name="P5"/>
      <text:p text:style-name="P2">26-5-2012 10:00-12:00</text:p>
      <text:p text:style-name="P5"/>
      <text:p text:style-name="P5"><text:s text:c="4"/>Añadimos las actividades de mostrar información de los autores y de ayuda de la aplicación en el menú de opciones, la alerta de confirmación para eliminar un elemento, y validadores con notificaciones para avisar al usuario cuando deje algún campo vacío.</text:p>
      <text:p text:style-name="P5"/>
      <text:p text:style-name="P2">29-5-2012 15:00-18:00 y 22:00-24:00</text:p>
      <text:p text:style-name="P5"/>
      <text:p text:style-name="P5"><text:s text:c="5"/>Hoy pretendiamos crear un servicio que nos notificase cada vez que llegase la hora de un evento guardado, pero no nos queda mucho tiempo, de modo que al final hemos creado una actividad que avise de que hoy hay eventos, que se llama desde la vista principal de la aplicación al abrirla.</text:p>
      <text:p text:style-name="P5"><text:soft-page-break/><text:s text:c="4"/>Otra mejora que hemos querido hacer es incluir el nombre de un contacto del <text:span text:style-name="T2">móvil</text:span> <text:span text:style-name="T2">asociándolo</text:span> a un evento.</text:p>
      <text:p text:style-name="P5"/>
      <text:p text:style-name="P2">Conclusiones</text:p>
      <text:p text:style-name="P2"/>
      <text:p text:style-name="P5"><text:s text:c="5"/>Los mayores problemas que hemos tenido han sido por no saber usar bien eclipse y por la inexperiencia de no haber hecho nada antes en android. La mayoría del código lo hemos sacado de los tutoriales que hay en la página de android developers, de modo que las actividades básicas no ha sido difícil implementarlas, pero las mejoras nos han llevado mucho más tiempo. </text:p>
      <text:p text:style-name="P5"/>
      <text:p text:style-name="P5"><text:s text:c="5"/>Al final hemos dedicado a esta práctica unas 17 horas, que es más tiempo del que pensamos en un principio, pero hemos puesto dos mejoras con las que no contabamos, si bien aún así es una aplicación muy sencilla.</text:p>
      <text:p text:style-name="P5"/>
      <text:p text:style-name="P5"><text:s text:c="5"/>La vista del eventEdit difiere en la que pusimos en la entrega uno que que tiene un edittext y un boton para añadir el nombre de un contacto, y en que hay otros dos botones para introducir la fecha y la hora, y en la base de datos, los campos date y time son string, y en un principio pensamos ponerlos como date y time, y además hemos incluido otra columna llamada contact para poner el nombre de un conta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1T19:43:54.77</meta:creation-date>
    <dc:date>2012-05-29T23:59:02.34</dc:date>
    <meta:editing-duration>PT3H5M24S</meta:editing-duration>
    <meta:editing-cycles>6</meta:editing-cycles>
    <meta:generator>OpenOffice.org/3.4$Win32 OpenOffice.org_project/340m1$Build-9590</meta:generator>
    <meta:document-statistic meta:table-count="0" meta:image-count="0" meta:object-count="0" meta:page-count="2" meta:paragraph-count="21" meta:word-count="695" meta:character-count="4171"/>
  </office:meta>
</office:document-meta>
</file>